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900000253AFED6153B780DEE5.png" manifest:media-type="image/png"/>
  <manifest:file-entry manifest:full-path="Pictures/10051D350000741F000052236C71C48BB6BA4035.svg" manifest:media-type="image/svg+xml"/>
  <manifest:file-entry manifest:full-path="Pictures/100228DE0000741F00005223596CFA77AC069D3A.svg" manifest:media-type="image/svg+xml"/>
  <manifest:file-entry manifest:full-path="Pictures/1004EB860000741F0000522381413FB36B10F701.svg" manifest:media-type="image/svg+xml"/>
  <manifest:file-entry manifest:full-path="Pictures/1000020100000349000002530B19679A015B0B1C.png" manifest:media-type="image/png"/>
  <manifest:file-entry manifest:full-path="Pictures/100002010000034900000253B1260A225598AD42.png" manifest:media-type="image/png"/>
  <manifest:file-entry manifest:full-path="Pictures/1001E5700000741F0000522341292DCBCA4FBAD1.svg" manifest:media-type="image/svg+xml"/>
  <manifest:file-entry manifest:full-path="Pictures/1000020100000349000002533B88904B4EF183E7.png" manifest:media-type="image/png"/>
  <manifest:file-entry manifest:full-path="Pictures/1002BE9C0000741F00005223DC453295DBF20BEA.svg" manifest:media-type="image/svg+xml"/>
  <manifest:file-entry manifest:full-path="Pictures/100002010000034900000253A3FDDA74B66A9266.png" manifest:media-type="image/png"/>
  <manifest:file-entry manifest:full-path="Pictures/10025EC60000741F00005223D6D3E367B5020771.svg" manifest:media-type="image/svg+xml"/>
  <manifest:file-entry manifest:full-path="Pictures/1000020100000349000002532E8B476AA8D761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79cm, 5.656cm, 10.236cm, 5.53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772cm, 5.10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name="controller_motion_pcb-B_Cu.svg" draw:style-name="gr1" draw:text-style-name="P1" draw:layer="layout" svg:width="16.75cm" svg:height="5.249cm" draw:transform="rotate (1.5707963267949) translate (8.751cm 19.1cm)">
          <draw:image xlink:href="Pictures/10051D350000741F000052236C71C48BB6BA4035.svg" xlink:type="simple" xlink:show="embed" xlink:actuate="onLoad" draw:mime-type="image/svg+xml">
            <text:p/>
          </draw:image>
          <draw:image xlink:href="Pictures/100002010000034900000253AFED6153B780DEE5.png" xlink:type="simple" xlink:show="embed" xlink:actuate="onLoad" draw:mime-type="image/png"/>
          <svg:title>SVG Picture created as controller_motion_pcb-B_Cu.svg date 2022/02/18 12:20:59 </svg:title>
          <svg:desc>Picture generated by PCBNEW </svg:desc>
        </draw:frame>
        <draw:frame draw:name="controller_motion_pcb-F_Cu.svg" draw:style-name="gr2" draw:text-style-name="P1" draw:layer="layout" svg:width="22.248cm" svg:height="10.168cm" draw:transform="rotate (-1.5707963267949) translate (11.608cm 1.892cm)">
          <draw:image xlink:href="Pictures/1004EB860000741F0000522381413FB36B10F701.svg" xlink:type="simple" xlink:show="embed" xlink:actuate="onLoad" draw:mime-type="image/svg+xml">
            <text:p/>
          </draw:image>
          <draw:image xlink:href="Pictures/1000020100000349000002530B19679A015B0B1C.png" xlink:type="simple" xlink:show="embed" xlink:actuate="onLoad" draw:mime-type="image/png"/>
          <svg:title>SVG Picture created as controller_motion_pcb-F_Cu.svg date 2022/02/18 12:20:53 </svg:title>
          <svg:desc>Picture generated by PCBNEW </svg:desc>
        </draw:frame>
        <draw:frame draw:name="rpiconnector-B_Cu.svg" draw:style-name="gr3" draw:text-style-name="P1" draw:layer="layout" svg:width="26.86cm" svg:height="18.999cm" draw:transform="rotate (-1.5707963267949) translate (25.074cm -7.125cm)">
          <draw:image xlink:href="Pictures/100228DE0000741F00005223596CFA77AC069D3A.svg" xlink:type="simple" xlink:show="embed" xlink:actuate="onLoad" draw:mime-type="image/svg+xml">
            <text:p/>
          </draw:image>
          <draw:image xlink:href="Pictures/100002010000034900000253B1260A225598AD42.png" xlink:type="simple" xlink:show="embed" xlink:actuate="onLoad" draw:mime-type="image/png"/>
          <svg:title>SVG Picture created as rpiconnector-B_Cu.svg date 2022/02/18 12:16:11 </svg:title>
          <svg:desc>Picture generated by PCBNEW </svg:desc>
        </draw:frame>
        <draw:frame draw:name="rpiconnector-F_Cu.svg" draw:style-name="gr3" draw:text-style-name="P1" draw:layer="layout" svg:width="26.86cm" svg:height="18.999cm" draw:transform="rotate (1.5707963267949) translate (19.426cm 19.875cm)">
          <draw:image xlink:href="Pictures/1001E5700000741F0000522341292DCBCA4FBAD1.svg" xlink:type="simple" xlink:show="embed" xlink:actuate="onLoad" draw:mime-type="image/svg+xml">
            <text:p/>
          </draw:image>
          <draw:image xlink:href="Pictures/1000020100000349000002533B88904B4EF183E7.png" xlink:type="simple" xlink:show="embed" xlink:actuate="onLoad" draw:mime-type="image/png"/>
          <svg:title>SVG Picture created as rpiconnector-F_Cu.svg date 2022/02/18 12:16:05 </svg:title>
          <svg:desc>Picture generated by PCBNEW </svg:desc>
        </draw:frame>
        <draw:frame draw:name="MCU-B_Cu.svg" draw:style-name="gr3" draw:text-style-name="P1" draw:layer="layout" svg:width="26.86cm" svg:height="18.999cm" svg:x="8.95cm" svg:y="6.4cm">
          <draw:image xlink:href="Pictures/1002BE9C0000741F00005223DC453295DBF20BEA.svg" xlink:type="simple" xlink:show="embed" xlink:actuate="onLoad" draw:mime-type="image/svg+xml">
            <text:p/>
          </draw:image>
          <draw:image xlink:href="Pictures/100002010000034900000253A3FDDA74B66A9266.png" xlink:type="simple" xlink:show="embed" xlink:actuate="onLoad" draw:mime-type="image/png"/>
          <svg:title>SVG Picture created as MCU-B_Cu.svg date 2022/02/18 12:18:48 </svg:title>
          <svg:desc>Picture generated by PCBNEW </svg:desc>
        </draw:frame>
        <draw:frame draw:name="MCU-F_Cu.svg" draw:style-name="gr3" draw:text-style-name="P1" draw:layer="layout" svg:width="26.86cm" svg:height="18.999cm" svg:x="9.45cm" svg:y="6.55cm">
          <draw:image xlink:href="Pictures/10025EC60000741F00005223D6D3E367B5020771.svg" xlink:type="simple" xlink:show="embed" xlink:actuate="onLoad" draw:mime-type="image/svg+xml">
            <text:p/>
          </draw:image>
          <draw:image xlink:href="Pictures/1000020100000349000002532E8B476AA8D7611E.png" xlink:type="simple" xlink:show="embed" xlink:actuate="onLoad" draw:mime-type="image/png"/>
          <svg:title>SVG Picture created as MCU-F_Cu.svg date 2022/02/18 12:18:59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8T12:21:51.676000000</meta:creation-date>
    <dc:date>2022-02-18T12:30:12.815000000</dc:date>
    <meta:editing-duration>PT8M22S</meta:editing-duration>
    <meta:editing-cycles>1</meta:editing-cycles>
    <meta:document-statistic meta:object-count="6"/>
    <meta:generator>LibreOffice/7.1.2.2$Windows_X86_64 LibreOffice_project/8a45595d069ef5570103caea1b71cc9d82b2aae4</meta:generator>
  </office:meta>
</office:document-meta>
</file>